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draw:transform="rotate (1.5707963267946) translate (1.635cm 4.175cm)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405cm" svg:height="2.54cm" svg:x="3.135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05cm" svg:height="2.54cm" svg:x="3.77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4.81cm" svg:y="1.6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raber </meta:initial-creator>
    <meta:creation-date>2012-10-01T16:33:40</meta:creation-date>
    <dc:date>2012-10-01T16:41:05</dc:date>
    <dc:creator>traber </dc:creator>
    <meta:editing-duration>PT00H07M25S</meta:editing-duration>
    <meta:editing-cycles>2</meta:editing-cycles>
    <meta:generator>OpenOffice.org/3.2$Unix OpenOffice.org_project/320m19$Build-9505</meta:generator>
    <meta:document-statistic meta:object-count="4"/>
  </office:meta>
</office:document-meta>
</file>